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d2ef5" officeooo:paragraph-rsid="001d2ef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2ef5" officeooo:paragraph-rsid="001d2ef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d2ef5" officeooo:paragraph-rsid="001d2ef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2ef5" officeooo:paragraph-rsid="001d2ef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2ef5" officeooo:paragraph-rsid="001d6a1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1d6a1b" officeooo:paragraph-rsid="001d6a1b" style:font-style-asian="italic" style:font-weight-asian="normal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d6a1b" officeooo:paragraph-rsid="001d6a1b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ec243" officeooo:paragraph-rsid="001ec243"/>
    </style:style>
    <style:style style:name="P9" style:family="paragraph" style:parent-style-name="Table_20_Contents">
      <style:paragraph-properties fo:text-align="center" style:justify-single-word="false"/>
      <style:text-properties officeooo:rsid="00205e6c" officeooo:paragraph-rsid="00205e6c"/>
    </style:style>
    <style:style style:name="P10" style:family="paragraph" style:parent-style-name="Table_20_Contents">
      <style:paragraph-properties fo:text-align="center" style:justify-single-word="false"/>
      <style:text-properties officeooo:rsid="0021cb77" officeooo:paragraph-rsid="0021cb77"/>
    </style:style>
    <style:style style:name="P11" style:family="paragraph" style:parent-style-name="Table_20_Contents" style:list-style-name="L2">
      <style:paragraph-properties fo:text-align="start" style:justify-single-word="false"/>
      <style:text-properties officeooo:rsid="001ec243" officeooo:paragraph-rsid="001ec243"/>
    </style:style>
    <style:style style:name="P12" style:family="paragraph" style:parent-style-name="Table_20_Contents" style:list-style-name="L3">
      <style:paragraph-properties fo:text-align="start" style:justify-single-word="false"/>
      <style:text-properties officeooo:rsid="00205e6c" officeooo:paragraph-rsid="00205e6c"/>
    </style:style>
    <style:style style:name="P13" style:family="paragraph" style:parent-style-name="Table_20_Contents" style:list-style-name="L4">
      <style:paragraph-properties fo:text-align="start" style:justify-single-word="false"/>
      <style:text-properties officeooo:rsid="0021cb77" officeooo:paragraph-rsid="0021cb77"/>
    </style:style>
    <style:style style:name="P14" style:family="paragraph" style:parent-style-name="Table_20_Contents">
      <style:paragraph-properties fo:text-align="center" style:justify-single-word="false"/>
      <style:text-properties officeooo:rsid="002337e8" officeooo:paragraph-rsid="002337e8"/>
    </style:style>
    <style:style style:name="P15" style:family="paragraph" style:parent-style-name="Table_20_Contents" style:list-style-name="L5">
      <style:paragraph-properties fo:text-align="start" style:justify-single-word="false"/>
      <style:text-properties officeooo:rsid="002337e8" officeooo:paragraph-rsid="002337e8"/>
    </style:style>
    <style:style style:name="P16" style:family="paragraph" style:parent-style-name="Table_20_Contents" style:list-style-name="L6">
      <style:paragraph-properties fo:text-align="start" style:justify-single-word="false"/>
      <style:text-properties officeooo:rsid="002337e8" officeooo:paragraph-rsid="002337e8"/>
    </style:style>
    <style:style style:name="P17" style:family="paragraph" style:parent-style-name="Table_20_Contents" style:list-style-name="L7">
      <style:paragraph-properties fo:text-align="start" style:justify-single-word="false"/>
      <style:text-properties officeooo:rsid="002337e8" officeooo:paragraph-rsid="002337e8"/>
    </style:style>
    <style:style style:name="P18" style:family="paragraph" style:parent-style-name="Table_20_Contents" style:list-style-name="L7">
      <style:paragraph-properties fo:text-align="start" style:justify-single-word="false"/>
      <style:text-properties officeooo:rsid="0023ff20" officeooo:paragraph-rsid="0023ff20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1d2ef5" officeooo:paragraph-rsid="001d2ef5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1d2ef5" officeooo:paragraph-rsid="001d6a1b" style:font-weight-asian="normal" style:font-weight-complex="normal"/>
    </style:style>
    <style:style style:name="T1" style:family="text">
      <style:text-properties officeooo:rsid="001d6a1b"/>
    </style:style>
    <style:style style:name="T2" style:family="text">
      <style:text-properties fo:font-weight="bold" officeooo:rsid="001d6a1b" style:font-weight-asian="bold" style:font-weight-complex="bold"/>
    </style:style>
    <style:style style:name="T3" style:family="text">
      <style:text-properties officeooo:rsid="0021cb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s Project 1: Disk Analyzer</text:p>
      <text:p text:style-name="P3">By Ahmed A. Agiza and Mohammed R. Ananny</text:p>
      <text:p text:style-name="P3"/>
      <text:p text:style-name="P2">Project Description:</text:p>
      <text:p text:style-name="P4">This projects aims at designing a disk analyzing tool for Linux operating systems.</text:p>
      <text:p text:style-name="P4"/>
      <text:p text:style-name="P2">Framework:</text:p>
      <text:list xml:id="list2042211694331667102" text:style-name="L1">
        <text:list-item>
          <text:p text:style-name="P19">C – for the disk analyzing process.</text:p>
        </text:list-item>
        <text:list-item>
          <text:p text:style-name="P20">Qt C++ Framework – for building <text:span text:style-name="T1">the UI.</text:span></text:p>
          <text:p text:style-name="P20"/>
        </text:list-item>
      </text:list>
      <text:p text:style-name="P5"><text:span text:style-name="T2">Pre-design Research:</text:span> </text:p>
      <text:p text:style-name="P5"/>
      <text:p text:style-name="P6">Existing Tools Review: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Program</text:p>
          </table:table-cell>
          <table:table-cell table:style-name="Table1.A1" office:value-type="string">
            <text:p text:style-name="P7">Advantages</text:p>
          </table:table-cell>
          <table:table-cell table:style-name="Table1.C1" office:value-type="string">
            <text:p text:style-name="P7">Disadvantages</text:p>
          </table:table-cell>
        </table:table-row>
        <table:table-row>
          <table:table-cell table:style-name="Table1.A2" office:value-type="string">
            <text:p text:style-name="P8">GDMap</text:p>
          </table:table-cell>
          <table:table-cell table:style-name="Table1.A2" office:value-type="string">
            <text:list xml:id="list5498848837669281220" text:style-name="L2">
              <text:list-item>
                <text:p text:style-name="P11">Clear representation of disk chunks.</text:p>
              </text:list-item>
            </text:list>
          </table:table-cell>
          <table:table-cell table:style-name="Table1.C2" office:value-type="string">
            <text:list xml:id="list201402573983833" text:continue-numbering="true" text:style-name="L2">
              <text:list-item>
                <text:p text:style-name="P11">Bad interface.</text:p>
              </text:list-item>
              <text:list-item>
                <text:p text:style-name="P11">Difficult navigation.</text:p>
              </text:list-item>
              <text:list-item>
                <text:p text:style-name="P11">Complex disk display.</text:p>
              </text:list-item>
            </text:list>
          </table:table-cell>
        </table:table-row>
        <table:table-row>
          <table:table-cell table:style-name="Table1.A2" office:value-type="string">
            <text:p text:style-name="P9">xdiskusage</text:p>
          </table:table-cell>
          <table:table-cell table:style-name="Table1.A2" office:value-type="string">
            <text:list xml:id="list2780008412770921574" text:style-name="L3">
              <text:list-item>
                <text:p text:style-name="P12">Simple interface.</text:p>
              </text:list-item>
              <text:list-item>
                <text:p text:style-name="P12">Simple disk representation.</text:p>
              </text:list-item>
            </text:list>
          </table:table-cell>
          <table:table-cell table:style-name="Table1.C2" office:value-type="string">
            <text:list xml:id="list201402448781731" text:continue-numbering="true" text:style-name="L3">
              <text:list-item>
                <text:p text:style-name="P12">No file <text:span text:style-name="T3">level viewer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0">Filelight</text:p>
          </table:table-cell>
          <table:table-cell table:style-name="Table1.A2" office:value-type="string">
            <text:list xml:id="list3879299617576246080" text:style-name="L4">
              <text:list-item>
                <text:p text:style-name="P13">Nice interface.</text:p>
              </text:list-item>
              <text:list-item>
                <text:p text:style-name="P13">Good hovering feedback.</text:p>
              </text:list-item>
              <text:list-item>
                <text:p text:style-name="P13">Open terminal in current path.</text:p>
              </text:list-item>
            </text:list>
          </table:table-cell>
          <table:table-cell table:style-name="Table1.C2" office:value-type="string">
            <text:list xml:id="list201401186537786" text:continue-numbering="true" text:style-name="L4">
              <text:list-item>
                <text:p text:style-name="P13">No file level viewer.</text:p>
              </text:list-item>
              <text:list-item>
                <text:p text:style-name="P13">Complex navigation.</text:p>
              </text:list-item>
            </text:list>
          </table:table-cell>
        </table:table-row>
        <table:table-row>
          <table:table-cell table:style-name="Table1.A2" office:value-type="string">
            <text:p text:style-name="P14">Baobab</text:p>
          </table:table-cell>
          <table:table-cell table:style-name="Table1.A2" office:value-type="string">
            <text:list xml:id="list858469360763518619" text:style-name="L5">
              <text:list-item>
                <text:p text:style-name="P15">Size and percentages are given per directory.</text:p>
              </text:list-item>
              <text:list-item>
                <text:p text:style-name="P15">Number of items per folder.</text:p>
              </text:list-item>
              <text:list-item>
                <text:p text:style-name="P15">Ring and Treemap.</text:p>
              </text:list-item>
              <text:list-item>
                <text:p text:style-name="P15">Simple interface.</text:p>
              </text:list-item>
            </text:list>
          </table:table-cell>
          <table:table-cell table:style-name="Table1.C2" office:value-type="string">
            <text:list xml:id="list201402018414933" text:continue-numbering="true" text:style-name="L5">
              <text:list-item>
                <text:p text:style-name="P15">It doesn't display to the file level.</text:p>
              </text:list-item>
            </text:list>
          </table:table-cell>
        </table:table-row>
        <table:table-row>
          <table:table-cell table:style-name="Table1.A2" office:value-type="string">
            <text:p text:style-name="P14">K4dirstat</text:p>
          </table:table-cell>
          <table:table-cell table:style-name="Table1.A2" office:value-type="string">
            <text:list xml:id="list6569515429108246344" text:style-name="L6">
              <text:list-item>
                <text:p text:style-name="P16">Size and percentages given.</text:p>
              </text:list-item>
              <text:list-item>
                <text:p text:style-name="P16">File level is displayed and analyzed.</text:p>
              </text:list-item>
            </text:list>
          </table:table-cell>
          <table:table-cell table:style-name="Table1.C2" office:value-type="string">
            <text:list xml:id="list201401797020101" text:continue-numbering="true" text:style-name="L6">
              <text:list-item>
                <text:p text:style-name="P16">Graphical representation is tedious.</text:p>
              </text:list-item>
            </text:list>
          </table:table-cell>
        </table:table-row>
        <table:table-row>
          <table:table-cell table:style-name="Table1.A2" office:value-type="string">
            <text:p text:style-name="P14">Jdiskreport</text:p>
          </table:table-cell>
          <table:table-cell table:style-name="Table1.A2" office:value-type="string">
            <text:list xml:id="list1399274280011146548" text:style-name="L7">
              <text:list-item>
                <text:p text:style-name="P17">Pie, Ring, and Bar chart formats.</text:p>
              </text:list-item>
              <text:list-item>
                <text:p text:style-name="P17">Simple interface.</text:p>
              </text:list-item>
            </text:list>
          </table:table-cell>
          <table:table-cell table:style-name="Table1.C2" office:value-type="string">
            <text:list xml:id="list201402417633893" text:continue-numbering="true" text:style-name="L7">
              <text:list-item>
                <text:p text:style-name="P18">It doesn't show the free space on the disk.</text:p>
              </text:list-item>
            </text:list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4:18:27.927927433</meta:creation-date>
    <dc:date>2015-03-01T20:14:00.589599905</dc:date>
    <meta:editing-duration>PT5H16M17S</meta:editing-duration>
    <meta:editing-cycles>5</meta:editing-cycles>
    <meta:generator>LibreOffice/4.2.7.2$Linux_X86_64 LibreOffice_project/420m0$Build-2</meta:generator>
    <meta:document-statistic meta:table-count="1" meta:image-count="0" meta:object-count="0" meta:page-count="1" meta:paragraph-count="42" meta:word-count="175" meta:character-count="1018" meta:non-whitespace-character-count="907"/>
  </office:meta>
</office:document-meta>
</file>